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39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0.44979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18" table:default-cell-style-name="ce87"/>
        <table:table-column table:style-name="co19" table:default-cell-style-name="ce93"/>
        <table:table-column table:style-name="co20" table:default-cell-style-name="ce87"/>
        <table:table-column table:style-name="co16" table:default-cell-style-name="ce88"/>
        <table:table-column table:style-name="co21" table:default-cell-style-name="ce89"/>
        <table:table-column table:style-name="co22" table:default-cell-style-name="ce88"/>
        <table:table-column table:style-name="co23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50" table:style-name="ce89">
            <text:p>3.450,00</text:p>
          </table:table-cell>
          <table:table-cell office:value-type="float" office:value="67412.98" table:formula="of:=[.F7]+[.E8]-[.D8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36.98" table:formula="of:=[.F8]+[.E9]-[.D9]" table:style-name="ce99">
            <text:p>68.736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52.36" table:formula="of:=[.F9]+[.E10]-[.D10]" table:style-name="ce99">
            <text:p>69.552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52.36" table:formula="of:=[.F10]+[.E11]-[.D11]" table:style-name="ce99">
            <text:p>66.152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5" table:style-name="ce89">
            <text:p>3.465,00</text:p>
          </table:table-cell>
          <table:table-cell office:value-type="float" office:value="69617.36" table:formula="of:=[.F11]+[.E12]-[.D12]" table:style-name="ce99">
            <text:p>69.61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2"/>
          <table:table-cell office:value-type="float" office:value="66167.360000000001" table:formula="of:=[.F12]+[.E13]-[.D13]" table:style-name="ce99">
            <text:p>66.16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2">
            <text:p>3.450,</text:p>
          </table:table-cell>
          <table:table-cell office:value-type="float" office:value="69617.36" table:formula="of:=[.F13]+[.E14]-[.D14]" table:style-name="ce99">
            <text:p>69.61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3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2">
            <text:p>686,95</text:p>
          </table:table-cell>
          <table:table-cell office:value-type="float" office:value="70304.31" table:formula="of:=[.F14]+[.E15]-[.D15]" table:style-name="ce99">
            <text:p>70.304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6T00:00:00" table:style-name="ce93">
            <text:p>26.03.24</text:p>
          </table:table-cell>
          <table:table-cell office:value-type="string" table:style-name="ce87">
            <text:p>silim makinesi için motrcudan alınan</text:p>
          </table:table-cell>
          <table:table-cell office:value-type="float" office:value="1000" table:style-name="ce88">
            <text:p>1.000,00</text:p>
          </table:table-cell>
          <table:table-cell table:style-name="ce89"/>
          <table:table-cell office:value-type="float" office:value="69304.31" table:formula="of:=[.F15]+[.E16]-[.D16]" table:style-name="ce99">
            <text:p>69.304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maliye usulsüzlük ceza ödemesi banka kartından<text:s/></text:p>
          </table:table-cell>
          <table:table-cell office:value-type="float" office:value="103.12" table:style-name="ce88">
            <text:p>103,12</text:p>
          </table:table-cell>
          <table:table-cell table:style-name="ce89"/>
          <table:table-cell office:value-type="float" office:value="69201.19" table:formula="of:=[.F16]+[.E17]-[.D17]" table:style-name="ce99">
            <text:p>69.201,19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alumba YGV ali balcı kartı ile ödeme</text:p>
          </table:table-cell>
          <table:table-cell office:value-type="float" office:value="2273.0700000000002" table:style-name="ce88">
            <text:p>2.273,07</text:p>
          </table:table-cell>
          <table:table-cell table:style-name="ce89"/>
          <table:table-cell office:value-type="float" office:value="66928.12" table:formula="of:=[.F17]+[.E18]-[.D18]" table:style-name="ce99">
            <text:p>66.928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4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3676.19" table:formula="of:=SUM([.D7:.D59])" table:style-name="ce111">
            <text:p>13.676,19</text:p>
          </table:table-cell>
          <table:table-cell office:value-type="float" office:value="13191.330000000002" table:formula="of:=SUM([.E7:.E58])" table:style-name="ce111">
            <text:p>13.191,33</text:p>
          </table:table-cell>
          <table:table-cell office:value-type="float" office:value="-484.85999999999876" table:formula="of:=[.E61]-[.D61]" table:style-name="ce112">
            <text:p>-484,8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2" number:min-decimal-places="0" number:min-integer-digits="1" number:grouping="true" number:decimal-replacement=""/>
    </number:number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02T12:04:01Z</dc:date>
    <meta:print-date>2024-01-05T08:34:57Z</meta:print-date>
    <meta:editing-cycles>163</meta:editing-cycles>
    <meta:editing-duration>PT44684S</meta:editing-duration>
  </office:meta>
</office:document-meta>
</file>